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solid" draw:stroke-dash="Line_20_Style_20_9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9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color="#333333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400h11500v1000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In-Memory</text:span></text:p>
          <text:p text:style-name="P3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custom-shape draw:style-name="gr9" draw:text-style-name="P9" draw:layer="layout" svg:width="3.2cm" svg:height="4cm" svg:x="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7.3cm">
          <text:p text:style-name="P1"><text:span text:style-name="T8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2.4cm" svg:y="5.3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7.0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7.367cm" svg:y="8.215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67cm" svg:y="6.215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cm">
          <text:p text:style-name="P1"><text:span text:style-name="T8">Leech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3cm" svg:y1="5.4cm" svg:x2="7.3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4.2cm" svg:y1="5.4cm" svg:x2="7.6cm" svg:y2="2.7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1" draw:text-style-name="P11" draw:layer="layout" svg:x1="8.4cm" svg:y1="6.2cm" svg:x2="8.4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8.9cm" svg:y1="6.2cm" svg:x2="8.9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2" draw:text-style-name="P11" draw:layer="layout" svg:x1="9.9cm" svg:y1="2.2cm" svg:x2="14.2cm" svg:y2="5.3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3" draw:text-style-name="P11" draw:layer="layout" svg:x1="9.5cm" svg:y1="2.7cm" svg:x2="13.167cm" svg:y2="5.3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4" draw:text-style-name="P11" draw:layer="layout" svg:x1="9.8cm" svg:y1="7.3cm" svg:x2="12.4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5" draw:text-style-name="P11" draw:layer="layout" svg:x1="5cm" svg:y1="7.9cm" svg:x2="7.6cm" svg:y2="7.4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0" draw:text-style-name="P11" xml:id="id10" draw:id="id10" draw:layer="layout" svg:width="1.9cm" svg:height="0.9cm" svg:x="9.1cm" svg:y="19.1cm">
          <text:p text:style-name="P11"><text:span text:style-name="T9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7" draw:id="id7" draw:layer="layout" svg:width="1.9cm" svg:height="0.9cm" svg:x="5.1cm" svg:y="16.1cm">
          <text:p text:style-name="P11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8" draw:id="id8" draw:layer="layout" svg:width="1.9cm" svg:height="0.9cm" svg:x="5.1cm" svg:y="19.1cm">
          <text:p text:style-name="P11"><text:span text:style-name="T9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9" draw:id="id9" draw:layer="layout" svg:width="1.9cm" svg:height="0.9cm" svg:x="9.1cm" svg:y="16.1cm">
          <text:p text:style-name="P1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6.05cm" svg:y1="17cm" svg:x2="6.05cm" svg:y2="19.1cm" draw:start-shape="id7" draw:start-glue-point="8" draw:end-shape="id8" draw:end-glue-point="4" svg:d="m6050 17000v2100" svg:viewBox="0 0 1 2101">
          <text:p/>
        </draw:connector>
        <draw:connector draw:style-name="gr16" draw:text-style-name="P1" draw:layer="layout" draw:type="line" svg:x1="10.05cm" svg:y1="17cm" svg:x2="10.05cm" svg:y2="19.1cm" draw:start-shape="id9" draw:start-glue-point="8" draw:end-shape="id10" draw:end-glue-point="4" svg:d="m10050 17000v2100" svg:viewBox="0 0 1 2101">
          <text:p/>
        </draw:connector>
        <draw:connector draw:style-name="gr16" draw:text-style-name="P1" draw:layer="layout" draw:type="line" svg:x1="6.722cm" svg:y1="19.231cm" svg:x2="9.378cm" svg:y2="16.869cm" draw:start-shape="id8" draw:start-glue-point="11" draw:end-shape="id9" draw:end-glue-point="7" svg:d="m6722 19231 2656-2362" svg:viewBox="0 0 2657 2363">
          <text:p/>
        </draw:connector>
        <draw:connector draw:style-name="gr16" draw:text-style-name="P1" draw:layer="layout" draw:type="line" svg:x1="6.722cm" svg:y1="16.869cm" svg:x2="9.378cm" svg:y2="19.231cm" draw:start-shape="id7" draw:start-glue-point="9" draw:end-shape="id10" draw:end-glue-point="5" svg:d="m6722 16869 2656 2362" svg:viewBox="0 0 2657 2363">
          <text:p/>
        </draw:connector>
        <draw:connector draw:style-name="gr16" draw:text-style-name="P1" draw:layer="layout" draw:type="line" svg:x1="7cm" svg:y1="16.55cm" svg:x2="9.1cm" svg:y2="16.55cm" draw:start-shape="id7" draw:start-glue-point="10" draw:end-shape="id9" draw:end-glue-point="6" svg:d="m7000 16550h2100" svg:viewBox="0 0 2101 1">
          <text:p/>
        </draw:connector>
        <draw:connector draw:style-name="gr16" draw:text-style-name="P1" draw:layer="layout" draw:type="line" svg:x1="7cm" svg:y1="19.55cm" svg:x2="9.1cm" svg:y2="19.55cm" draw:start-shape="id8" draw:start-glue-point="10" draw:end-shape="id10" draw:end-glue-point="6" svg:d="m7000 19550h2100" svg:viewBox="0 0 2101 1">
          <text:p/>
        </draw:connector>
      </draw:page>
      <draw:page draw:name="page3" draw:style-name="dp1" draw:master-page-name="Standard">
        <draw:custom-shape draw:style-name="gr10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.0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4.2cm" svg:y1="5.401cm" svg:x2="7.6cm" svg:y2="2.7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 </text:span></text:p>
          <text:p text:style-name="P1"><text:span text:style-name="T9">again!</text:span></text:p>
        </draw:line>
        <draw:line draw:style-name="gr12" draw:text-style-name="P11" draw:layer="layout" svg:x1="9.9cm" svg:y1="2.201cm" svg:x2="14.2cm" svg:y2="5.3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Announce 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</draw:line>
        <draw:line draw:style-name="gr17" draw:text-style-name="P1" draw:layer="layout" svg:x1="5cm" svg:y1="6cm" svg:x2="8.4cm" svg:y2="6.9cm">
          <text:p/>
        </draw:line>
        <draw:line draw:style-name="gr18" draw:text-style-name="P1" draw:layer="layout" svg:x1="8cm" svg:y1="5.9cm" svg:x2="9cm" svg:y2="7.9cm">
          <text:p/>
        </draw:line>
        <draw:line draw:style-name="gr18" draw:text-style-name="P1" draw:layer="layout" svg:x1="9cm" svg:y1="5.9cm" svg:x2="8cm" svg:y2="7.9cm">
          <text:p/>
        </draw:line>
        <draw:line draw:style-name="gr19" draw:text-style-name="P1" draw:layer="layout" svg:x1="8.4cm" svg:y1="6.9cm" svg:x2="12.4cm" svg:y2="7.9cm">
          <text:p/>
        </draw:line>
        <draw:frame draw:style-name="gr20" draw:text-style-name="P12" draw:layer="layout" svg:width="5.4cm" svg:height="1.95cm" svg:x="5.8cm" svg:y="8.05cm">
          <draw:text-box>
            <text:p text:style-name="P12"><text:span text:style-name="T4">Leecher 1 lost connection to Seeder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09-28T20:42:07.084176000</dc:date>
    <meta:editing-duration>P1DT7H11M12S</meta:editing-duration>
    <meta:editing-cycles>124</meta:editing-cycles>
    <meta:generator>LibreOffice/4.1.3.2$MacOSX_x86 LibreOffice_project/70feb7d99726f064edab4605a8ab840c50ec57a</meta:generator>
    <meta:document-statistic meta:object-count="77"/>
  </office:meta>
</office:document-meta>
</file>